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officeooo:rsid="00197531" officeooo:paragraph-rsid="00197531" style:font-size-asian="18pt" style:font-weight-asian="bold" style:font-name-complex="Arial1" style:font-size-complex="18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0db82a" officeooo:paragraph-rsid="00197531" style:font-size-asian="10.5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b0986" officeooo:paragraph-rsid="001b0986" style:font-size-asian="10.5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b0986" officeooo:paragraph-rsid="0022cb0f" style:font-size-asian="10.5pt" style:font-weight-asian="normal" style:font-name-complex="Arial1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b0986" officeooo:paragraph-rsid="002871c5" style:font-size-asian="10.5pt" style:font-weight-asian="normal" style:font-name-complex="Arial1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b0986" officeooo:paragraph-rsid="002b0dc3" style:font-size-asian="10.5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2pt" fo:font-weight="normal" officeooo:rsid="001b0986" officeooo:paragraph-rsid="001b0986" style:font-size-asian="10.5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rsid="0020a3a4" officeooo:paragraph-rsid="0021a5ae" style:font-size-asian="10.5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2cb0f" officeooo:paragraph-rsid="0022cb0f" style:font-size-asian="10.5pt" style:font-weight-asian="normal" style:font-name-complex="Arial1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2cb0f" officeooo:paragraph-rsid="0021a5ae" style:font-size-asian="10.5pt" style:font-weight-asian="normal" style:font-name-complex="Arial1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4d909" officeooo:paragraph-rsid="0024d909" style:font-size-asian="10.5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6f83c" officeooo:paragraph-rsid="0026f83c" style:font-size-asian="10.5pt" style:font-weight-asian="normal" style:font-name-complex="Arial1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80d32" officeooo:paragraph-rsid="00280d32" style:font-size-asian="10.5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871c5" officeooo:paragraph-rsid="002871c5" style:font-size-asian="10.5pt" style:font-weight-asian="normal" style:font-name-complex="Arial1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b0dc3" officeooo:paragraph-rsid="002b0dc3" style:font-size-asian="10.5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b35c0" officeooo:paragraph-rsid="002b35c0" style:font-size-asian="10.5pt" style:font-weight-asian="normal" style:font-name-complex="Arial1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2cb0f" officeooo:paragraph-rsid="0022cb0f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4pt" fo:font-weight="bold" officeooo:rsid="000db82a" officeooo:paragraph-rsid="00197531" style:font-size-asian="12.25pt" style:font-weight-asian="bold" style:font-name-complex="Arial1" style:font-size-complex="14pt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4pt" fo:font-weight="normal" officeooo:rsid="001b0986" officeooo:paragraph-rsid="0022cb0f" style:font-size-asian="14pt" style:font-weight-asian="normal" style:font-name-complex="Arial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6pt" fo:font-weight="bold" officeooo:rsid="001b0986" officeooo:paragraph-rsid="001b0986" style:font-size-asian="16pt" style:font-weight-asian="bold" style:font-name-complex="Arial1" style:font-size-complex="16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normal" officeooo:rsid="001b0986" officeooo:paragraph-rsid="0022cb0f" style:font-size-asian="13pt" style:font-weight-asian="normal" style:font-name-complex="Arial1" style:font-size-complex="13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normal" officeooo:rsid="0022cb0f" officeooo:paragraph-rsid="0022cb0f" style:font-size-asian="13pt" style:font-weight-asian="normal" style:font-name-complex="Arial1" style:font-size-complex="13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normal" officeooo:rsid="002b0dc3" officeooo:paragraph-rsid="002b0dc3" style:font-size-asian="13pt" style:font-weight-asian="normal" style:font-name-complex="Arial1" style:font-size-complex="13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1b0986" officeooo:paragraph-rsid="0021a5ae" style:font-size-asian="13pt" style:font-weight-asian="bold" style:font-name-complex="Arial1" style:font-size-complex="13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1b0986" officeooo:paragraph-rsid="0022cb0f" style:font-size-asian="13pt" style:font-weight-asian="bold" style:font-name-complex="Arial1" style:font-size-complex="13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1b0986" officeooo:paragraph-rsid="0026f83c" style:font-size-asian="13pt" style:font-weight-asian="bold" style:font-name-complex="Arial1" style:font-size-complex="13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1b0986" officeooo:paragraph-rsid="002871c5" style:font-size-asian="13pt" style:font-weight-asian="bold" style:font-name-complex="Arial1" style:font-size-complex="13pt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6pt" fo:font-weight="bold" officeooo:rsid="001b0986" officeooo:paragraph-rsid="0022cb0f" style:font-size-asian="16pt" style:font-weight-asian="bold" style:font-name-complex="Arial1" style:font-size-complex="16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1b0986" officeooo:paragraph-rsid="0022cb0f" style:font-size-asian="13pt" style:font-weight-asian="bold" style:font-name-complex="Arial1" style:font-size-complex="13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1b0986" officeooo:paragraph-rsid="001b0986" style:font-size-asian="13pt" style:font-weight-asian="bold" style:font-name-complex="Arial1" style:font-size-complex="13pt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3pt" fo:font-weight="bold" officeooo:rsid="00280d32" officeooo:paragraph-rsid="001b0986" style:font-size-asian="13pt" style:font-weight-asian="bold" style:font-name-complex="Arial1" style:font-size-complex="13pt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80d32" officeooo:paragraph-rsid="001b0986" style:font-size-asian="10.5pt" style:font-weight-asian="normal" style:font-name-complex="Arial1" style:font-size-complex="12pt" style:font-weight-complex="normal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80d32" officeooo:paragraph-rsid="00280d32" style:font-size-asian="10.5pt" style:font-weight-asian="normal" style:font-name-complex="Arial1" style:font-size-complex="12pt" style:font-weight-complex="normal"/>
    </style:style>
    <style:style style:name="P3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80d32" officeooo:paragraph-rsid="00280d32" style:font-size-asian="10.5pt" style:font-weight-asian="normal" style:font-name-complex="Arial1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b0986" officeooo:paragraph-rsid="001b0986" style:font-size-asian="10.5pt" style:font-weight-asian="normal" style:font-name-complex="Arial1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2bec90" officeooo:paragraph-rsid="002bec90" style:font-size-asian="10.5pt" style:font-weight-asian="normal" style:font-name-complex="Arial1" style:font-size-complex="12pt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4pt" fo:font-weight="bold" officeooo:rsid="002bec90" officeooo:paragraph-rsid="002bec90" style:font-size-asian="14pt" style:font-weight-asian="bold" style:font-name-complex="Arial1" style:font-size-complex="14pt" style:font-weight-complex="bold"/>
    </style:style>
    <style:style style:name="T1" style:family="text">
      <style:text-properties officeooo:rsid="001e3a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cb0f" style:font-weight-asian="bold" style:font-weight-complex="bold"/>
    </style:style>
    <style:style style:name="T4" style:family="text">
      <style:text-properties fo:font-weight="bold" officeooo:rsid="0024d909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1e3afc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24d909" style:font-size-asian="16pt" style:font-weight-asian="bold" style:font-size-complex="16pt" style:font-weight-complex="bold"/>
    </style:style>
    <style:style style:name="T8" style:family="text">
      <style:text-properties officeooo:rsid="0021a5ae"/>
    </style:style>
    <style:style style:name="T9" style:family="text">
      <style:text-properties officeooo:rsid="0022cb0f"/>
    </style:style>
    <style:style style:name="T10" style:family="text">
      <style:text-properties officeooo:rsid="0024d909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280d32" style:font-size-asian="13pt" style:font-weight-asian="bold" style:font-size-complex="13pt" style:font-weight-complex="bold"/>
    </style:style>
    <style:style style:name="T13" style:family="text">
      <style:text-properties officeooo:rsid="002871c5"/>
    </style:style>
    <style:style style:name="T14" style:family="text">
      <style:text-properties officeooo:rsid="002a6139"/>
    </style:style>
    <style:style style:name="T15" style:family="text">
      <style:text-properties officeooo:rsid="002b0dc3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timacion y Planificacion </text:p>
      <text:p text:style-name="P1">del Proyecto <text:span text:style-name="T1">InforVerdeHuella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Presentado por:</text:p>
      <text:p text:style-name="P2">Richard Gomez</text:p>
      <text:p text:style-name="P2">Jhon Rodriguez</text:p>
      <text:p text:style-name="P2">Cristian Ramire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7"><text:span text:style-name="T7">1.</text:span><text:span text:style-name="T6">E</text:span><text:span text:style-name="T5">stimacion y </text:span><text:span text:style-name="T6">P</text:span><text:span text:style-name="T5">lanificacion</text:span> </text:p>
      <text:p text:style-name="P7"/>
      <text:p text:style-name="P8">Para la estimacion del proyecto de software se utiliza <text:span text:style-name="T8">la tecnica</text:span> Puntos por Funcion. <text:span text:style-name="T8">Los puntos de función son una herramienta útil para realizar estimaciones de esfuerzo exactas.</text:span></text:p>
      <text:p text:style-name="P8"/>
      <text:p text:style-name="P24"><text:span text:style-name="T10">1.1 Q</text:span>ue es <text:span text:style-name="T9">el metodo de puntos por funcion</text:span>.</text:p>
      <text:p text:style-name="P10"/>
      <text:p text:style-name="P9">Fue desarrollado originalmente por Allan Albrecht en 1979 mientras trabajaba para IBM, quien definió conceptos para medir el software a partir de valoraciones de funcionalidades entregadas al usuario y no a partir de aspectos técnicos, con la intención de producir valoraciones independientes de la tecnología y fases del ciclo de vida utilizado.</text:p>
      <text:p text:style-name="P9"/>
      <text:p text:style-name="P9">El trabajo de Albrecht fue continuado por el grupo internacional de usuarios de puntos de función, quienes plasmaron sus conceptos en el método IFPUG-FPA.</text:p>
      <text:p text:style-name="P9"/>
      <text:p text:style-name="P9">IFPUG-FPA realiza las valoraciones a partir de la funcionalidad del sistema, primero clasificándolas, luego asignando una complejidad y ponderación a cada una según unas tablas predefinidas, determinando así el valor de puntos de función.</text:p>
      <text:p text:style-name="P9"/>
      <text:p text:style-name="P9">Sumando los puntos de todas las funcionalidades se obtiene la valoración de todo el proyecto y finalmente se puede aplicar un factor de ajuste, que puede depender de características generales del sistema como por ejemplo requerimientos no funcionales como el rendimiento, reusabilidad, facilidad de instalación y operación entre otros aspectos.</text:p>
      <text:p text:style-name="P9"/>
      <text:p text:style-name="P9">Los puntos de función permiten traducir el tamaño de funcionalidades de software a un número, a través de la suma ponderadas de las características que este tiene.</text:p>
      <text:p text:style-name="P9"/>
      <text:p text:style-name="P9">Una vez que tenemos los puntos de función, podemos traducirlos en horas hombre o días de trabajo, según factor de conversión que dependería de mediciones históricas de nuestra productividad. Con las horas hombre, podemos determinar el costo y presupuesto de los proyecto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oft-page-break/><text:span text:style-name="T4">1.2 </text:span><text:span text:style-name="T3">De</text:span><text:span text:style-name="T2">terminacion PF.</text:span></text:p>
      <text:p text:style-name="P28"/>
      <text:p text:style-name="P17">Despues de someter los requerimientos de la aplicación al metodo para determinar los puntos por funcion se obtienen los siguientes datos.</text:p>
      <text:p text:style-name="P28"/>
      <text:p text:style-name="P21"><text:span text:style-name="T4">1.2.1 </text:span><text:span text:style-name="T3">Analisis de Puntos por Funcion Sin Ajustar(PFSA)</text:span><text:span text:style-name="T2"> </text:span></text:p>
      <text:p text:style-name="P25"/>
      <text:p text:style-name="P25"/>
      <text:p text:style-name="P25"><draw:frame draw:style-name="fr1" draw:name="Object2" text:anchor-type="paragraph" svg:width="19.489cm" svg:height="7.244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2"><text:span text:style-name="T4">1.2.2 </text:span><text:span text:style-name="T2">Factor de Ajuste.</text:span></text:p>
      <text:p text:style-name="P25"/>
      <text:p text:style-name="P25"><draw:frame draw:style-name="fr2" draw:name="Object3" text:anchor-type="paragraph" svg:x="-1.434cm" svg:y="0.056cm" svg:width="20.459cm" svg:height="9.296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5"/>
      <text:p text:style-name="P4"><text:soft-page-break/></text:p>
      <text:p text:style-name="P4"><text:tab/><text:tab/><text:tab/></text:p>
      <text:p text:style-name="P4"/>
      <text:p text:style-name="P25"><text:bookmark-start text:name="__DdeLink__190_128066792"/><text:span text:style-name="T10">1.2.3 </text:span><text:bookmark-end text:name="__DdeLink__190_128066792"/><text:span text:style-name="T10">Puntos por Funcion Ajustado(PFA)</text:span></text:p>
      <text:p text:style-name="P4"/>
      <text:p text:style-name="P12">Despues de aplicar la formula correspondiente del metodo PF se obtuvo.</text:p>
      <text:p text:style-name="P12"/>
      <text:p text:style-name="P12">PFA= 51,33 PF <text:s text:c="2"/>aproximadamente <text:s/>52 PF</text:p>
      <text:p text:style-name="P25"/>
      <text:p text:style-name="P26"><text:span text:style-name="T10">1.2.4 P</text:span>roductividad</text:p>
      <text:p text:style-name="P3"><text:tab/><text:tab/><text:tab/></text:p>
      <text:p text:style-name="P11">La productividad en horas de cada uno de los programadores es de dos horas diarias tres dias a la semana.Es decir 6 horas a la semana, 24 horas al mes.</text:p>
      <text:p text:style-name="P11"/>
      <text:p text:style-name="P11">Con estos datos se determina el periodo de tiempo por programador según el tiempo que toma cada PF.</text:p>
      <text:p text:style-name="P31"/>
      <text:p text:style-name="P3"><text:span text:style-name="T12">1.2.5 I</text:span><text:span text:style-name="T11">dentificacion de </text:span><text:span text:style-name="T12">R</text:span><text:span text:style-name="T11">ecursos</text:span></text:p>
      <text:p text:style-name="P30"/>
      <text:p text:style-name="P32">El recurso humano del proyecto son dos desarrolladores y un lider.</text:p>
      <text:p text:style-name="P3"/>
      <text:list xml:id="list4473179413264093332" text:style-name="L1">
        <text:list-item>
          <text:p text:style-name="P33">Roger Esponda (lider)</text:p>
        </text:list-item>
        <text:list-item>
          <text:p text:style-name="P33"><text:bookmark-start text:name="__DdeLink__192_128066792"/>Richard Gomez (Desarrollador)<text:bookmark-end text:name="__DdeLink__192_128066792"/></text:p>
        </text:list-item>
        <text:list-item>
          <text:p text:style-name="P33">Cristian Ramirez (Desarrollador)</text:p>
        </text:list-item>
      </text:list>
      <text:p text:style-name="P13"/>
      <text:p text:style-name="P13">El recurso fisico de el proyecto es.</text:p>
      <text:p text:style-name="P13"/>
      <text:list xml:id="list7832783679512775550" text:style-name="L2">
        <text:list-item>
          <text:p text:style-name="P34">Dos computadores los cuales se deprecian en linea recta.</text:p>
          <text:list>
            <text:list-item>
              <text:p text:style-name="P34">Vida util 5 años.</text:p>
            </text:list-item>
            <text:list-item>
              <text:p text:style-name="P34">Costo= $1,000,000</text:p>
            </text:list-item>
            <text:list-item>
              <text:p text:style-name="P34">Depreciacion = $1.000.000/5 = $200.000</text:p>
            </text:list-item>
          </text:list>
        </text:list-item>
      </text:list>
      <text:p text:style-name="P13"/>
      <text:p text:style-name="P13"/>
      <text:p text:style-name="P3"><text:tab/><text:tab/><text:tab/></text:p>
      <text:p text:style-name="P27"><text:span text:style-name="T13">1.2.6 E</text:span>sfuerzo/<text:span text:style-name="T13">C</text:span>osto/<text:span text:style-name="T13">D</text:span>uracion.</text:p>
      <text:p text:style-name="P5"><text:tab/><text:tab/><text:tab/></text:p>
      <text:p text:style-name="P14">Teniendo <text:span text:style-name="T14">en cuenta </text:span>la productividad por desarrollador ya mensionada se calcularo<text:span text:style-name="T14">n</text:span> los siguientes datos.</text:p>
      <text:p text:style-name="P5"/>
      <text:p text:style-name="P5"><draw:frame draw:style-name="fr3" draw:name="Object4" text:anchor-type="paragraph" svg:width="11.315cm" svg:height="3.254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El tiempo total del proyecto es de 9 meses, <text:span text:style-name="T15">El sueldo mensual por desarrollador es de $1.200.000 </text:span></text:p>
      <text:p text:style-name="P14"/>
      <text:p text:style-name="P15">El sueldo total de los desarrolladores es de.</text:p>
      <text:p text:style-name="P15"/>
      <text:p text:style-name="P15">ST=($1.200.000 * 2 desarrolladores * 9 meses)=$21.600.000</text:p>
      <text:p text:style-name="P14"/>
      <text:p text:style-name="P14"/>
      <text:p text:style-name="P14"/>
      <text:p text:style-name="P27"><text:span text:style-name="T15">1.2.7 </text:span>Financiero <text:span text:style-name="T15">Co</text:span>stos <text:span text:style-name="T15">F</text:span>ijos.</text:p>
      <text:p text:style-name="P27"/>
      <text:p text:style-name="P23">El calculo de los costos fijos corresponden a.</text:p>
      <text:p text:style-name="P23"/>
      <text:p text:style-name="P23">Cf=ST+Otros costos</text:p>
      <text:p text:style-name="P23"/>
      <text:p text:style-name="P23"/>
      <text:p text:style-name="P23"><draw:frame draw:style-name="fr3" draw:name="Object1" text:anchor-type="paragraph" svg:width="9.237cm" svg:height="2.2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tab/><text:tab/></text:p>
      <text:p text:style-name="P6"><text:tab/></text:p>
      <text:p text:style-name="P6"/>
      <text:p text:style-name="P6"/>
      <text:p text:style-name="P16">Cf=$23.100.000</text:p>
      <text:p text:style-name="P16"/>
      <text:p text:style-name="P6"/>
      <text:p text:style-name="P6"/>
      <text:p text:style-name="P6"/>
      <text:p text:style-name="P6"/>
      <text:p text:style-name="P6"/>
      <text:p text:style-name="P6"><text:tab/>descontar lo que ya se hizo(se coloca lo que ya se ha hecho con concluciones)</text:p>
      <text:p text:style-name="P3"/>
      <text:p text:style-name="P3"><text:tab/><text:tab/>plan(con base en la metodologia OHDM)</text:p>
      <text:p text:style-name="P3"><text:tab/><text:tab/><text:tab/>cronograma</text:p>
      <text:p text:style-name="P3"><text:tab/><text:tab/>concluciones</text:p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><text:soft-page-break/>Bibliografia.</text:p>
      <text:p text:style-name="P37"/>
      <text:p text:style-name="P36"><text:a xlink:type="simple" xlink:href="http://www.pmoinformatica.com/2015/04/estimacion-puntos-funcion-introduccion.html" text:style-name="Internet_20_link" text:visited-style-name="Visited_20_Internet_20_Link">http://www.pmoinformatica.com/2015/04/estimacion-puntos-funcion-introduccion.html</text:a> --&gt;P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7:31:39.870325083</meta:creation-date>
    <dc:date>2018-05-01T22:42:25.181549442</dc:date>
    <meta:editing-duration>PT1H34M58S</meta:editing-duration>
    <meta:editing-cycles>12</meta:editing-cycles>
    <meta:generator>LibreOffice/5.2.7.2$Linux_X86_64 LibreOffice_project/20m0$Build-2</meta:generator>
    <meta:document-statistic meta:table-count="0" meta:image-count="0" meta:object-count="4" meta:page-count="6" meta:paragraph-count="56" meta:word-count="539" meta:character-count="3586" meta:non-whitespace-character-count="307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CO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CO">$</number:currency-symbol>
      <number:number number:decimal-places="0" loext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03">
      <style:table-cell-properties fo:border="0.06pt solid 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3">
      <style:table-cell-properties fo:border="0.06pt solid #000000"/>
    </style:style>
  </office:automatic-styles>
  <office:body>
    <office:spreadsheet>
      <table:calculation-settings table:automatic-find-labels="false"/>
      <table:table table:name="Tod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2">
          <table: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3" table:number-rows-spanned="2">
            <text:p>Costos Fijos</text:p>
          </table:table-cell>
          <table:covered-table-cell table:number-columns-repeated="2" table:style-name="ce8"/>
        </table:table-row>
        <table:table-row table:style-name="ro1">
          <table:table-cell table:number-columns-repeated="5"/>
          <table:covered-table-cell table:number-columns-repeated="3" table:style-name="ce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Sueldo desarrolladores</text:p>
          </table:table-cell>
          <table:covered-table-cell table:style-name="ce8"/>
          <table:table-cell table:style-name="ce12" office:value-type="currency" office:currency="COP" office:value="1200000" calcext:value-type="currency">
            <text:p>$1.200.000</text:p>
          </table:table-cell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Otros Costos</text:p>
          </table:table-cell>
          <table:covered-table-cell table:style-name="ce8"/>
          <table:table-cell table:style-name="ce12" office:value-type="currency" office:currency="COP" office:value="1500000" calcext:value-type="currency">
            <text:p>$1.500.000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 table:number-columns-spanned="2" table:number-rows-spanned="1">
            <text:p>Costo Total</text:p>
          </table:table-cell>
          <table:covered-table-cell table:style-name="ce11"/>
          <table:table-cell table:style-name="ce12" office:value-type="currency" office:currency="COP" office:value="23100000" calcext:value-type="currency">
            <text:p>$23.100.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9P0"/>
    </number:currency-style>
    <number:currency-style style:name="N10107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0:25:37.009754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23mm"/>
    </style:style>
    <style:style style:name="co3" style:family="table-column">
      <style:table-column-properties fo:break-before="auto" style:column-width="8.15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6.53mm"/>
    </style:style>
    <style:style style:name="co6" style:family="table-column">
      <style:table-column-properties fo:break-before="auto" style:column-width="72.62mm"/>
    </style:style>
    <style:style style:name="co7" style:family="table-column">
      <style:table-column-properties fo:break-before="auto" style:column-width="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51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ackground-color="#99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-bottom="none" fo:border-left="none" fo:border-right="0.06pt solid #000000" fo:border-top="0.06pt solid #000000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PFSA" table:style-name="ta1">
        <table:table-column table:style-name="co1" table:number-columns-repeated="3" table:default-cell-style-name="Default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35"/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22" office:value-type="string" calcext:value-type="string" table:number-columns-spanned="7" table:number-rows-spanned="2">
            <text:p>PF sin Ajustar</text:p>
          </table:table-cell>
          <table:covered-table-cell table:number-columns-repeated="5" table:style-name="ce28"/>
          <table:covered-table-cell table:style-name="ce34"/>
        </table:table-row>
        <table:table-row table:style-name="ro1">
          <table:table-cell table:number-columns-repeated="3"/>
          <table:covered-table-cell table:style-name="ce23"/>
          <table:covered-table-cell table:number-columns-repeated="2" table:style-name="Default"/>
          <table:covered-table-cell table:number-columns-repeated="4"/>
        </table:table-row>
        <table:table-row table:style-name="ro2">
          <table:table-cell table:number-columns-repeated="3"/>
          <table:table-cell table:style-name="ce23"/>
          <table:table-cell table:style-name="Default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24" office:value-type="string" calcext:value-type="string" table:number-columns-spanned="3" table:number-rows-spanned="1">
            <text:p>Iteraccion Funcion de transaccion</text:p>
          </table:table-cell>
          <table:covered-table-cell/>
          <table:covered-table-cell table:style-name="ce31"/>
          <table:table-cell/>
          <table:table-cell table:style-name="ce33" office:value-type="string" calcext:value-type="string" table:number-columns-spanned="3" table:number-rows-spanned="1">
            <text:p>Almacenamiento Funcion de Datos</text:p>
          </table:table-cell>
          <table:covered-table-cell table:number-columns-repeated="2" table:style-name="ce31"/>
        </table:table-row>
        <table:table-row table:style-name="ro1">
          <table:table-cell table:number-columns-repeated="3"/>
          <table:table-cell table:style-name="ce25" office:value-type="string" calcext:value-type="string" table:number-columns-spanned="2" table:number-rows-spanned="1">
            <text:p>Migrar app Huelllas verdes a Admin</text:p>
          </table:table-cell>
          <table:covered-table-cell/>
          <table:table-cell table:style-name="ce32" office:value-type="string" calcext:value-type="string">
            <text:p>PF</text:p>
          </table:table-cell>
          <table:table-cell/>
          <table:table-cell table:style-name="ce25" office:value-type="string" calcext:value-type="string" table:number-columns-spanned="2" table:number-rows-spanned="1">
            <text:p>Registro Diario</text:p>
          </table:table-cell>
          <table:covered-table-cell table:style-name="ce31"/>
          <table:table-cell table:style-name="ce32" office:value-type="string" calcext:value-type="string">
            <text:p>P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in</text:p>
          </table:table-cell>
          <table:table-cell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/>
          <table:table-cell table:style-name="ce31" office:value-type="string" calcext:value-type="string">
            <text:p>Tabla Registro diario</text:p>
          </table:table-cell>
          <table:table-cell table:style-name="ce31" office:value-type="string" calcext:value-type="string">
            <text:p>ILF</text:p>
          </table:table-cell>
          <table:table-cell table:style-name="ce3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icio</text:p>
          </table:table-cell>
          <table:table-cell office:value-type="string" calcext:value-type="string">
            <text:p>EO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 office:value-type="string" calcext:value-type="string" table:number-columns-spanned="2" table:number-rows-spanned="1">
            <text:p>inicio de session google</text:p>
          </table:table-cell>
          <table:covered-table-cell table:style-name="ce31"/>
          <table:table-cell table:style-name="ce32" office:value-type="string" calcext:value-type="string">
            <text:p>P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bla de datos</text:p>
          </table:table-cell>
          <table:table-cell office:value-type="string" calcext:value-type="string">
            <text:p>EO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inicio de session google</text:p>
          </table:table-cell>
          <table:table-cell table:style-name="ce31" office:value-type="string" calcext:value-type="string">
            <text:p>EIF</text:p>
          </table:table-cell>
          <table:table-cell table:style-name="ce31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ficas</text:p>
          </table:table-cell>
          <table:table-cell office:value-type="string" calcext:value-type="string">
            <text:p>EO</text:p>
          </table:table-cell>
          <table:table-cell office:value-type="float" office:value="5" calcext:value-type="float">
            <text:p>5</text:p>
          </table:table-cell>
          <table:table-cell/>
          <table:table-cell table:style-name="ce31" office:value-type="string" calcext:value-type="string">
            <text:p>Tabla inicio de session</text:p>
          </table:table-cell>
          <table:table-cell table:style-name="ce31" office:value-type="string" calcext:value-type="string">
            <text:p>ILF</text:p>
          </table:table-cell>
          <table:table-cell table:style-name="ce31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gracion informacion conocenos</text:p>
          </table:table-cell>
          <table:table-cell office:value-type="string" calcext:value-type="string">
            <text:p>EQ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5" office:value-type="string" calcext:value-type="string" table:number-columns-spanned="2" table:number-rows-spanned="1">
            <text:p>Registro Diario</text:p>
          </table:table-cell>
          <table:covered-table-cell/>
          <table:table-cell table:style-name="ce32" office:value-type="string" calcext:value-type="string">
            <text:p>PF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gistro diario</text:p>
          </table:table-cell>
          <table:table-cell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forme registro diario</text:p>
          </table:table-cell>
          <table:table-cell office:value-type="string" calcext:value-type="string">
            <text:p>EO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3"/>
          <table:table-cell table:style-name="ce29" office:value-type="string" calcext:value-type="string" table:number-columns-spanned="2" table:number-rows-spanned="1">
            <text:p>PFSA</text:p>
          </table:table-cell>
          <table:covered-table-cell table:style-name="ce31"/>
          <table:table-cell table:style-name="ce31" table:formula="of:=SUM([.F9:.F13];[.F15:.F16];[.J9];[.J11:.J12]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7"/>
          <table:table-cell table:style-name="ce30" table:number-columns-repeated="5"/>
          <table:table-cell table:style-name="ce3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9P0"/>
    </number:currency-style>
    <number:currency-style style:name="N10107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5:38:45.815631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91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o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row table:style-name="ro1" table:number-rows-repeated="42">
          <table:table-cell table:number-columns-repeated="10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8" table:number-rows-spanned="2">
            <text:p>Factor de ajuste</text:p>
          </table:table-cell>
          <table:covered-table-cell table:number-columns-repeated="2" table:style-name="ce13"/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covered-table-cell table:number-columns-repeated="3" table:style-name="ce13"/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Comunicación de datos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 table:number-columns-spanned="6" table:number-rows-spanned="1">
            <text:p>La aplicación es más que una entrada on-line, y soporta apenas un protocolo de comunicación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Procesamiento distribuido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 table:number-columns-spanned="6" table:number-rows-spanned="1">
            <text:p>La aplicación prepara datos para transferencia, los transfiere y entonces son procesados en otro equipamiento de la empresa (no por el usuario final)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Objetivos de Rendimiento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 table:number-columns-spanned="6" table:number-rows-spanned="1">
            <text:p>Requerimientos de perfomance y de diseño fueron establecidos y previstos, sin embargo ninguna acción especial fue requerida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Configuración del equipamient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Ninguna restricción operacional explícita o implícita fue incluida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Tasa de transaccione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 table:number-columns-spanned="6" table:number-rows-spanned="1">
            <text:p>Se prevén picos diariamente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Entrada de datos en líne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 table:number-columns-spanned="6" table:number-rows-spanned="1">
            <text:p>Más del 30% de las transacciones son entradas de datos on-line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Interfase con el usuario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 table:number-columns-spanned="6" table:number-rows-spanned="1">
            <text:p>Más de cinco de los items descritos, no hay requerimientos específicos del usuario en cuanto a amigabilidad del sistema</text:p>
          </table:table-cell>
          <table:covered-table-cell table:number-columns-repeated="4" table:style-name="ce19"/>
          <table:covered-table-cell table:style-name="ce13"/>
        </table:table-row>
        <table:table-row table:style-name="ro3">
          <table:table-cell table:number-columns-repeated="2"/>
          <table:table-cell table:style-name="ce14" office:value-type="string" calcext:value-type="string">
            <text:p>Actualización en líne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 table:number-columns-spanned="6" table:number-rows-spanned="1">
            <text:p>Ninguna</text:p>
          </table:table-cell>
          <table:covered-table-cell table:number-columns-repeated="4" table:style-name="ce20"/>
          <table:covered-table-cell table:style-name="ce21"/>
        </table:table-row>
        <table:table-row table:style-name="ro1">
          <table:table-cell table:number-columns-repeated="2"/>
          <table:table-cell table:style-name="ce14" office:value-type="string" calcext:value-type="string">
            <text:p>Procesamiento complej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Ninguno de los items anteriores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Reusabilidad del códig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 table:number-columns-spanned="6" table:number-rows-spanned="1">
            <text:p>Código reutilizado fue usado solamente dentro de la aplicación</text:p>
          </table:table-cell>
          <table:covered-table-cell table:number-columns-repeated="4" table:style-name="ce19"/>
          <table:covered-table-cell table:style-name="ce13"/>
        </table:table-row>
        <table:table-row table:style-name="ro4">
          <table:table-cell table:number-columns-repeated="2"/>
          <table:table-cell table:style-name="ce14" office:value-type="string" calcext:value-type="string">
            <text:p>Facilidad de implementa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 table:number-columns-spanned="6" table:number-rows-spanned="1">
            <text:p>Requerimientos de conversión e implementación fueron establecidos por el usuario y rutinas de de conversión e implementación fueron proporcionados y probados. el impacto de conversión en el proyecto es considerado importante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Facilidad de operació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proceso normal de respaldo establecido por el usuari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Instalaciones Múltiples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 table:number-columns-spanned="6" table:number-rows-spanned="1">
            <text:p>Los requerimientos del usuario no consideran la necesidad de instalación de más de un local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Facilidad de cambi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Ninguno de los items descritos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5" office:value-type="string" calcext:value-type="string">
            <text:p>Factor de ajuste</text:p>
          </table:table-cell>
          <table:table-cell table:style-name="ce16" table:formula="of:=SUM([.D45:.D58])" office:value-type="float" office:value="22" calcext:value-type="float">
            <text:p>22</text:p>
          </table:table-cell>
          <table:table-cell table:style-name="ce18"/>
          <table:table-cell table:number-columns-repeated="4"/>
          <table:table-cell table:style-name="ce18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9P0"/>
    </number:currency-style>
    <number:currency-style style:name="N10107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5:49:29.830915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91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od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75">
          <table:table-cell table:number-columns-repeated="5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Estimacion de Esfuerzo</text:p>
          </table:table-cell>
          <table:covered-table-cell table:style-name="ce7"/>
          <table:table-cell table:style-name="ce8"/>
        </table:table-row>
        <table:table-row table:style-name="ro3">
          <table:table-cell table:number-columns-repeated="2"/>
          <table:table-cell table:style-name="ce6" office:value-type="string" calcext:value-type="string">
            <text:p>Duracion del proyecto en horas por desarrollador</text:p>
          </table:table-cell>
          <table:table-cell table:style-name="ce7" office:value-type="float" office:value="208" calcext:value-type="float">
            <text:p>208</text:p>
          </table:table-cell>
          <table:table-cell table:style-name="ce8"/>
        </table:table-row>
        <table:table-row table:style-name="ro3">
          <table:table-cell table:number-columns-repeated="2"/>
          <table:table-cell table:style-name="ce6" office:value-type="string" calcext:value-type="string">
            <text:p>Duracion del proyecto en dias por desarrollador</text:p>
          </table:table-cell>
          <table:table-cell table:style-name="ce7" table:formula="of:=[.D77]/2" office:value-type="float" office:value="104" calcext:value-type="float">
            <text:p>104</text:p>
          </table:table-cell>
          <table:table-cell table:style-name="ce8"/>
        </table:table-row>
        <table:table-row table:style-name="ro3">
          <table:table-cell table:number-columns-repeated="2"/>
          <table:table-cell table:style-name="ce6" office:value-type="string" calcext:value-type="string">
            <text:p>Duracion del proyecto en meses por desarrollador</text:p>
          </table:table-cell>
          <table:table-cell table:style-name="ce7" table:formula="of:=[.D78]/12" office:value-type="float" office:value="8.66666666666667" calcext:value-type="float">
            <text:p>8,66666666666667</text:p>
          </table:table-cell>
          <table:table-cell table:style-name="ce7" table:formula="of:=CEILING([.D79]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9P0"/>
    </number:currency-style>
    <number:currency-style style:name="N10107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6:27:28.286021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